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Patient age</text:p>
          </table:table-cell>
          <table:table-cell table:style-name="ce1" office:value-type="string" calcext:value-type="string">
            <text:p>Patient statu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neage</text:p>
          </table:table-cell>
          <table:table-cell table:style-name="ce1" office:value-type="string" calcext:value-type="string">
            <text:p>Clade</text:p>
          </table:table-cell>
          <table:table-cell table:style-name="ce1" office:value-type="string" calcext:value-type="string">
            <text:p>AA Substitutions</text:p>
          </table:table-cell>
          <table:table-cell table:style-name="ce1" office:value-type="string" calcext:value-type="string">
            <text:p>Fastas</text:p>
          </table:table-cell>
        </table:table-row>
        <table:table-row table:style-name="ro1">
          <table:table-cell office:value-type="string" calcext:value-type="string">
            <text:p>North America / USA / Virgini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12.1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(NSP5_P132H,NSP3_G489S,Spike_L24del,NSP4_T327I,Spike_S373P,Spike_Q493R,Spike_N969K,Spike_H655Y,N_R203K,Spike_V213G,Spike_G142D,Spike_A27S,Spike_Q954H,N_P13L,Spike_N501Y,Spike_P25del,N_R32del,NS3_T223I,NSP12_V315I,Spike_T19I,M_Q19E,Spike_N440K,NSP4_T492I,Spike_N679K,Spike_N764K,NSP6_G107del,Spike_Y505H,Spike_D796Y,N_G204R,Spike_T478K,N_S413R,M_A63T,Spike_S371F,Spike_K417N,NSP13_R392C,Spike_T376A,NSP6_S106del,Spike_G339D,Spike_R408S,NSP4_L438F,NSP14_I42V,NSP4_L264F,Spike_P681H,NSP3_T24I,N_S33del,NSP1_S135R,Spike_S375F,Spike_D405N,Spike_Q498R,Spike_S477N,N_E31del,NSP15_T112I,NSP6_F108del,Spike_E484A,E_T9I,Spike_P26del,NSP12_P323L,Spike_S704L,Spike_D614G,Spike_L452Q)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QYRLFRKSNLKPFERDISTEIYQAGNKPCNGVA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North America / USA / Virgini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12.1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(NSP5_P132H,NSP3_G489S,Spike_L24del,NSP4_T327I,Spike_S373P,Spike_Q493R,Spike_N969K,Spike_H655Y,N_R203K,Spike_V213G,Spike_G142D,NSP3_T504I,Spike_A27S,Spike_Q954H,N_P13L,Spike_N501Y,Spike_P25del,N_R32del,NS3_T223I,Spike_T19I,M_Q19E,Spike_N440K,NSP4_T492I,Spike_N679K,Spike_N764K,NSP6_G107del,Spike_Y505H,Spike_D796Y,N_G204R,Spike_T478K,N_S413R,M_A63T,Spike_S371F,Spike_K417N,NSP13_R392C,Spike_T376A,NSP6_S106del,Spike_G339D,Spike_R408S,NSP4_L438F,NSP14_I42V,NSP4_L264F,Spike_P681H,NSP3_T24I,N_S33del,NSP1_S135R,Spike_S375F,Spike_D405N,Spike_Q498R,Spike_S477N,NSP3_V238L,N_E31del,NSP15_T112I,NSP6_F108del,Spike_E484A,E_T9I,Spike_P26del,NSP12_P323L,Spike_S704L,Spike_D614G,Spike_L452Q)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QYRLFRKSNLKPFERDISTEIYQAGNKPCNGVA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North America / USA / Virgini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F.7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(NSP5_P132H,Spike_H69del,NSP3_G489S,Spike_L24del,NSP4_T327I,Spike_S373P,Spike_N969K,Spike_H655Y,N_R203K,NSP6_P44T,Spike_V213G,Spike_G142D,Spike_A27S,NSP6_I49Y,Spike_Q954H,NSP6_M52Y,NSP6_F42L,N_P13L,Spike_N501Y,Spike_P25del,N_R32del,NSP6_A41C,NS3_T223I,Spike_T19I,M_Q19E,Spike_N440K,NSP4_T492I,N_G30del,M_D3N,Spike_N679K,Spike_N764K,NSP6_G107del,Spike_Y505H,Spike_D796Y,N_G204R,NSP3_T217I,Spike_T478K,N_S413R,M_A63T,NSP6_A46C,Spike_R346T,NSP6_A54C,NSP6_L37F,NSP6_Y38V,NSP6_E39stop,Spike_S371F,NSP6_N40K,NSP13_R392C,Spike_K417N,Spike_F486V,Spike_T376A,NSP6_S106del,NSP6_S53V,NSP6_M47Y,Spike_G339D,Spike_R408S,NSP6_A51C,NSP14_I42V,NSP4_L264F,NSP6_I50Y,Spike_P681H,NSP3_T24I,NSP1_S135R,Spike_S375F,Spike_D405N,Spike_Q498R,Spike_S477N,N_E31del,NSP15_T112I,NSP6_F108del,Spike_E484A,E_T9I,Spike_V70del,Spike_P26del,NSP12_P323L,Spike_D614G,Spike_L452R,NSP6_L43F,N_S33F)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Asia / Indonesia / Bangka Belitung Islands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M.2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(NSP5_P132H,NSP12_G671S,NSP3_G489S,Spike_L24del,NSP4_T327I,Spike_S373P,Spike_N969K,Spike_H655Y,N_R203K,Spike_V213G,Spike_W152R,Spike_G142D,NSP14_V182I,Spike_A27S,Spike_Q954H,N_P13L,Spike_N501Y,Spike_P25del,N_R32del,NS3_T223I,NSP3_I733V,Spike_T19I,M_Q19E,NSP2_A360V,Spike_N440K,NSP4_T492I,Spike_N460K,Spike_F157L,NSP3_S403L,Spike_K147E,Spike_N679K,Spike_N764K,E_T11A,M_L34F,NSP6_G107del,Spike_Y505H,Spike_D796Y,N_G204R,Spike_T478K,N_S413R,NSP9_T21I,M_A63T,Spike_S371F,Spike_G257S,NSP13_R392C,Spike_K417N,Spike_F486V,Spike_T376A,NSP6_S106del,Spike_I210V,Spike_R408S,NSP4_L438F,Spike_G339H,NSP14_I42V,NSP4_L264F,Spike_P681H,NSP3_T24I,N_S33del,NSP1_S135R,Spike_S375F,Spike_D405N,Spike_Q498R,Spike_G446S,Spike_S477N,N_E31del,NSP15_T112I,NSP6_F108del,Spike_E484A,E_T9I,Spike_K444T,Spike_P26del,NSP12_P323L,Spike_D614G,NSP8_N118S,NSP3_P822S)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ENNKSRMESELRVYSSANNCTFEYVSQPFLMDLEGKQGNFKNLREFVFKNIDGYFKIYSKHTPVNLGRDLPQGFSALEPLVDLPIGINITRFQTLLALHRSYLTPGDSSSSWTAGAAAYYVGYLQPRTFLLKYNENGTITDAVDCALDPLSETKCTLKSFTVEKGIYQTSNFRVQPTESIVRFPNITNLCPFHEVFNATRFASVYAWNRKRISNCVADYSVLYNFAPFFAFKCYGVSPTKLNDLCFTNVYADSFVIRGNEVSQIAPGQTGNIADYNYKLPDDFTGCVIAWNSNKLDSTVSGNYNYL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Asia / India / Maharashtra / Thane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306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(NSP1_M85del,NSP8_T187I,NSP1_V86del,N_R203K,NSP1_V84del,NSP3_A994D,NSP3_S1333G,N_G204R,NS3_N144Y,NSP1_H83del,NSP12_P323L,Spike_D614G,NSP1_G82del,Spike_Q677H)</text:p>
          </table:table-cell>
          <table:table-cell office:value-type="string" calcext:value-type="string">
            <text:p>MFVFLVLLPLVSSQCVNLTTRTQLPPAYTNSFTRGVYYPDKVFRSSVLHSTQDLFLPFFSNVTWFHAIHVSGTNGTKRFDNPVLPFNDGVYFASTEKSNIIRGWIFGTTLDSKTQSLLIVNNATNVVIKVCEFQFCNDPFLGVY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NGVGYQPYRVVVLSFELLHAPATVCGPKKSTNLVKNKCVNFNFNGLTGTGVLTESNKKFLPFQQFGRDIADTTDAVRDPQTLEILDITPCSFGGVSVITPGTNTSNQVAVLYQGVNCTEVPVAIHADQLTPTWRVYSTGSNVFQTRAGCLIGAEHVNNSYECDIPIGAGICASYQTHTNSPRRARSVASQSIIAYTMSLGAENSVAYSNNSIAIPTNFTISVTTEILPVSMTKTSVDCTMYICGDSTECSNLLLQYGSFCTQLNRALTGIAVEQDKNTQEVFAQVKQIYKTPPIKDFGGFNFSQILPDPSKPSKRSFIEDLLFNKVTLADAGFIKQYGDCLGDIAARDLICAQKFNGLTVLPPLLTDEMIAQYTSALLAGTITSGWTFGAGAALQIPFAMQMAYRFNGIGVTQNVLYENQKLIANQFNSAIGKIQDSLSSTASALGKLQDVVNQNAQALNTLVKQLSSN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Asia / India / Maharashtra / Raiga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306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(N_R203K,NSP3_A994D,N_G204R,NSP12_P323L,Spike_D614G)</text:p>
          </table:table-cell>
          <table:table-cell office:value-type="string" calcext:value-type="string">
            <text:p>MFVFLVLLPLVSSQCVNLTTRTQLPPAYTNSFTRGVYYPDKVFRSSVLHSTQDLFLPFFSNVTWFHAIHVSGTNGTKRFDNPVLPFNDGVYFASTEKSNIIRGWIFGTTLDSKTQSLLIVNNATNVVIKVCEFQFCNDPFLGVY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NGVGYQPYRVVVLSFELLHAPATVCGPKKSTNLVKNKCVNFNFNGLTGTGVLTESNKKFLPFQQFGRDIADTTDAVRDPQTLEILDITPCSFGGVSVITPGTNTSNQVAVLYQGVNCTEVPVAIHADQLTPTWRVYSTGSNVFQTRAGCLIGAEHVNNSYECDIPIGAGICASYQTQTNSPRRARSVASQSIIAYTMSLGAENSVAYSNNSIAIPTNFTISVTTEILPVSMTKTSVDCTMYICGDSTECSNLLLQYGSFCTQLNRALTGIAVEQDKNTQEVFAQVKQIYKTPPIKDFGGFNFSQILPDPSKPSKRSFIEDLLFNKVTLADAGFIKQYGDCLGDIAARDLICAQKFNGLTVLPPLLTDEMIAQYTSALLAGTITSGWTFGAGAALQIPFAMQMAYRFNGIGVTQNVLYENQKLIANQFNSAIGKIQDSLSSTASALGKLQDVVNQNAQALNTLVKQLSSN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North America / USA / Virgini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.12.1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(NSP5_P132H,NSP3_G489S,Spike_L24del,NSP4_T327I,Spike_S373P,Spike_Q493R,Spike_N969K,Spike_H655Y,N_R203K,Spike_V213G,Spike_G142D,Spike_A27S,Spike_Q954H,N_P13L,Spike_N501Y,Spike_P25del,N_R32del,NS3_T223I,Spike_T19I,M_Q19E,Spike_N440K,NSP4_T492I,Spike_N679K,Spike_N764K,NSP6_G107del,Spike_Y505H,Spike_D796Y,N_G204R,Spike_T478K,N_S413R,M_A63T,Spike_S371F,Spike_K417N,NSP13_R392C,Spike_T376A,NSP6_S106del,Spike_G339D,Spike_R408S,NSP4_L438F,NSP14_I42V,NSP4_L264F,Spike_P681H,NSP3_T24I,N_S33del,NSP1_S135R,Spike_S375F,Spike_D405N,Spike_Q498R,Spike_S477N,N_E31del,NSP15_T112I,NSP6_F108del,Spike_E484A,E_T9I,Spike_P26del,NSP12_P323L,Spike_S704L,Spike_D614G,Spike_L452Q)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QYRLFRKSNLKPFERDISTEIYQAGNKPCNGVA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Asia / Indonesia / West Nusa Tenggar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A.2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(NSP5_P132H,NSP3_G489S,Spike_L24del,NSP4_T327I,Spike_S373P,Spike_Q493R,Spike_N969K,Spike_H655Y,N_R203K,Spike_V213G,Spike_G142D,Spike_A27S,NSP13_A379V,Spike_Q954H,N_P13L,Spike_N501Y,Spike_P25del,N_R32del,NS3_T223I,Spike_T19I,M_Q19E,Spike_N440K,NSP4_T492I,Spike_N679K,Spike_N764K,NSP12_H256Y,NSP3_T749I,NSP6_G107del,Spike_Y505H,Spike_I68R,Spike_D796Y,N_G204R,Spike_T478K,N_S413R,M_A63T,Spike_R346T,Spike_S371F,Spike_K417N,NSP13_R392C,Spike_T376A,NSP6_S106del,Spike_G339D,Spike_R408S,N_A173V,NSP4_L438F,NSP14_I42V,NSP4_L264F,Spike_P681H,NSP3_T24I,N_S33del,NSP1_S135R,Spike_S375F,Spike_D405N,Spike_Q498R,Spike_S477N,N_E31del,NSP15_T112I,NSP6_F108del,Spike_E484A,E_T9I,Spike_P26del,NSP12_P323L,Spike_D614G)</text:p>
          </table:table-cell>
          <table:table-cell office:value-type="string" calcext:value-type="string">
            <text:p>MFVFLVLLPLVSSQCVNLITRTQSYTNSFTRGVYYPDKVFRSSVLHSTQDLFLPFFSNVTWFHAR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Asia / India / Maharashtra / Raigad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2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(NS3_A23V,NSP6_A46V,NSP2_G344S,NSP5_L220F,NSP12_P323L,Spike_D614G)</text:p>
          </table:table-cell>
          <table:table-cell office:value-type="string" calcext:value-type="string">
            <text:p>MFVFLVLLPLVSSQCVNLTTRTQLPPAYTNSFTRGVYYPDKVFRSSVLHSTQDLFLPFFSNVTWFHAIHVSGTNGTKRFDNPVLPFNDGVYFASTEKSNIIRGWIFGTTLDSKTQSLLIVNNATNVVIKVCEFQFCNDPFLGVY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NGVGYQPYRVVVLSFELLHAPATVCGPKKSTNLVKNKCVNFNFNGLTGTGVLTESNKKFLPFQQFGRDIADTTDAVRDPQTLEILDITPCSFGGVSVITPGTNTSNQVAVLYQGVNCTEVPVAIHADQLTPTWRVYSTGSNVFQTRAGCLIGAEHVNNSYECDIPIGAGICASYQTQTNSPRRARSVASQSIIAYTMSLGAENSVAYSNNSIAIPTNFTISVTTEILPVSMTKTSVDCTMYICGDSTECSNLLLQYGSFCTQLNRALTGIAVEQDKNTQEVFAQVKQIYKTPPIKDFGGFNFSQILPDPSKPSKRSFIEDLLFNKVTLADAGFIKQYGDCLGDIAARDLICAQKFNGLTVLPPLLTDEMIAQYTSALLAGTITSGWTFGAGAALQIPFAMQMAYRFNGIGVTQNVLYENQKLIANQFNSAIGKIQDSLSSTASALGKLQDVVNQNAQALNTLVKQLSSN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Asia / India / Maharashtra / Tha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B.1.1.306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(N_R203K,NSP3_A994D,N_G204R,NSP12_P323L,Spike_D614G)</text:p>
          </table:table-cell>
          <table:table-cell office:value-type="string" calcext:value-type="string">
            <text:p>MFVFLVLLPLVSSQCVNLTTRTQLPPAYTNSFTRGVYYPDKVFRSSVLHSTQDLFLPFFSNVTWFHAIHVSGTNGTKRFDNPVLPFNDGVYFASTEKSNIIRGWIFGTTLDSKTQSLLIVNNATNVVIKVCEFQFCNDPFLGVYYHKNNKSWMESEFRVYSSANNCTFEYVSQPFLMDLEGKQGNFKNLREFVFKNIDGYFKIYSKHTPINLVRDLPQGFSALEPLVDLPIGINITRFQTLLALHRSYLTPGDSSSGWTAGAAAYYVGYLQPRTFLLKYNENGTITDAVDCALDPLSETKCTLKSFTVEKGIYQTSNFRVQPTESIVRFPNITNLCPFGEVFNATRFASVYAWNRKRISNCVADYSVLYNSASFSTFKCYGVSPTKLNDLCFTNVYADSFVIRGDEVRQIAPGQTGKIADYNYKLPDDFTGCVIAWNSNNLDSKVGGNYNYLYRLFRKSNLKPFERDISTEIYQAGSTPCNGVEGFNCYFPLQSYGFQPTNGVGYQPYRVVVLSFELLHAPATVCGPKKSTNLVKNKCVNFNFNGLTGTGVLTESNKKFLPFQQFGRDIADTTDAVRDPQTLEILDITPCSFGGVSVITPGTNTSNQVAVLYQGVNCTEVPVAIHADQLTPTWRVYSTGSNVFQTRAGCLIGAEHVNNSYECDIPIGAGICASYQTQTNSPRRARSVASQSIIAYTMSLGAENSVAYSNNSIAIPTNFTISVTTEILPVSMTKTSVDCTMYICGDSTECSNLLLQYGSFCTQLNRALTGIAVEQDKNTQEVFAQVKQIYKTPPIKDFGGFNFSQILPDPSKPSKRSFIEDLLFNKVTLADAGFIKQYGDCLGDIAARDLICAQKFNGLTVLPPLLTDEMIAQYTSALLAGTITSGWTFGAGAALQIPFAMQMAYRFNGIGVTQNVLYENQKLIANQFNSAIGKIQDSLSSTASALGKLQDVVNQNAQALNTLVKQLSSN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53:11.457529939</meta:creation-date>
    <dc:date>2023-07-21T14:53:35.697350867</dc:date>
    <meta:editing-duration>PT24S</meta:editing-duration>
    <meta:editing-cycles>1</meta:editing-cycles>
    <meta:document-statistic meta:table-count="1" meta:cell-count="99" meta:object-count="0"/>
    <meta:generator>LibreOffice/6.4.7.2$Linux_X86_64 LibreOffice_project/40$Build-2</meta:generator>
  </office:meta>
</office:document-meta>
</file>